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3425in"/>
    </style:style>
    <style:style style:name="co13" style:family="table-column">
      <style:table-column-properties fo:break-before="auto" style:column-width="0.5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0">
      <style:table-cell-properties fo:background-color="transparent" fo:padding="0.028in"/>
    </style:style>
    <style:style style:name="ce3" style:family="table-cell" style:parent-style-name="Default" style:data-style-name="N0">
      <style:table-cell-properties fo:padding="0.028in"/>
    </style:style>
    <style:style style:name="ce4" style:family="table-cell" style:parent-style-name="Default" style:data-style-name="N124"/>
    <style:style style:name="ce5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4">
      <style:table-cell-properties fo:padding="0.028in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yr</text:p>
          </table:table-cell>
          <table:table-cell table:style-name="ce1" office:value-type="string" calcext:value-type="string">
            <text:p>leg</text:p>
          </table:table-cell>
          <table:table-cell table:number-columns-repeated="3" table:style-name="ce1" office:value-type="string" calcext:value-type="string">
            <text:p>pri</text:p>
          </table:table-cell>
          <table:table-cell table:number-columns-repeated="3" table:style-name="ce1" office:value-type="string" calcext:value-type="string">
            <text:p>pan</text:p>
          </table:table-cell>
          <table:table-cell table:number-columns-repeated="3" table:style-name="ce1" office:value-type="string" calcext:value-type="string">
            <text:p>prd</text:p>
          </table:table-cell>
          <table:table-cell table:number-columns-repeated="3" table:style-name="ce1" office:value-type="string" calcext:value-type="string">
            <text:p>oth</text:p>
          </table:table-cell>
          <table:table-cell table:number-columns-repeated="3" table:style-name="ce1" office:value-type="string" calcext:value-type="string">
            <text:p>to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to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239" calcext:value-type="float">
            <text:p>23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table:style-name="ce1" office:value-type="string" calcext:value-type="string">
            <text:p>leg</text:p>
          </table:table-cell>
          <table:table-cell table:number-columns-repeated="3" table:style-name="ce1" office:value-type="string" calcext:value-type="string">
            <text:p>pri</text:p>
          </table:table-cell>
          <table:table-cell table:number-columns-repeated="3" table:style-name="ce1" office:value-type="string" calcext:value-type="string">
            <text:p>pan</text:p>
          </table:table-cell>
          <table:table-cell table:number-columns-repeated="3" table:style-name="ce1" office:value-type="string" calcext:value-type="string">
            <text:p>prd</text:p>
          </table:table-cell>
          <table:table-cell table:number-columns-repeated="3" table:style-name="ce1" office:value-type="string" calcext:value-type="string">
            <text:p>oth</text:p>
          </table:table-cell>
          <table:table-cell table:number-columns-repeated="3" table:style-name="ce1" office:value-type="string" calcext:value-type="string">
            <text:p>t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 seats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4" table:formula="of:=+[.D4]/300" office:value-type="percentage" office:value="0.546666666666667" calcext:value-type="percentage">
            <text:p>54.7%</text:p>
          </table:table-cell>
          <table:table-cell table:number-columns-repeated="2"/>
          <table:table-cell table:style-name="ce4" table:formula="of:=+[.G4]/300" office:value-type="percentage" office:value="0.216666666666667" calcext:value-type="percentage">
            <text:p>21.7%</text:p>
          </table:table-cell>
          <table:table-cell table:number-columns-repeated="2"/>
          <table:table-cell table:style-name="ce4" table:formula="of:=+[.J4]/300" office:value-type="percentage" office:value="0.233333333333333" calcext:value-type="percentage">
            <text:p>23.3%</text:p>
          </table:table-cell>
          <table:table-cell table:number-columns-repeated="2"/>
          <table:table-cell table:style-name="ce4" table:formula="of:=+[.M4]/300" office:value-type="percentage" office:value="0.00333333333333333" calcext:value-type="percentage">
            <text:p>0.3%</text:p>
          </table:table-cell>
          <table:table-cell table:number-columns-repeated="2"/>
          <table:table-cell table:style-name="ce4" table:formula="of:=+[.P4]/300" office:value-type="percentage" office:value="1" calcext:value-type="percentage">
            <text:p>100.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/>
          <table:table-cell table:style-name="ce4" table:formula="of:=+[.D5]/300" office:value-type="percentage" office:value="0.453333333333333" calcext:value-type="percentage">
            <text:p>45.3%</text:p>
          </table:table-cell>
          <table:table-cell table:number-columns-repeated="2"/>
          <table:table-cell table:style-name="ce4" table:formula="of:=+[.G5]/300" office:value-type="percentage" office:value="0.436666666666667" calcext:value-type="percentage">
            <text:p>43.7%</text:p>
          </table:table-cell>
          <table:table-cell table:number-columns-repeated="2"/>
          <table:table-cell table:style-name="ce4" table:formula="of:=+[.J5]/300" office:value-type="percentage" office:value="0.08" calcext:value-type="percentage">
            <text:p>8.0%</text:p>
          </table:table-cell>
          <table:table-cell table:number-columns-repeated="2"/>
          <table:table-cell table:style-name="ce4" table:formula="of:=+[.M5]/300" office:value-type="percentage" office:value="0.03" calcext:value-type="percentage">
            <text:p>3.0%</text:p>
          </table:table-cell>
          <table:table-cell table:number-columns-repeated="2"/>
          <table:table-cell table:style-name="ce4" table:formula="of:=+[.P5]/300" office:value-type="percentage" office:value="1" calcext:value-type="percentage">
            <text:p>100.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  <table:table-cell table:style-name="ce4" table:formula="of:=+[.D6]/300" office:value-type="percentage" office:value="0.536666666666667" calcext:value-type="percentage">
            <text:p>53.7%</text:p>
          </table:table-cell>
          <table:table-cell table:number-columns-repeated="2"/>
          <table:table-cell table:style-name="ce4" table:formula="of:=+[.G6]/300" office:value-type="percentage" office:value="0.266666666666667" calcext:value-type="percentage">
            <text:p>26.7%</text:p>
          </table:table-cell>
          <table:table-cell table:number-columns-repeated="2"/>
          <table:table-cell table:style-name="ce4" table:formula="of:=+[.J6]/300" office:value-type="percentage" office:value="0.186666666666667" calcext:value-type="percentage">
            <text:p>18.7%</text:p>
          </table:table-cell>
          <table:table-cell table:number-columns-repeated="2"/>
          <table:table-cell table:style-name="ce4" table:formula="of:=+[.M6]/300" office:value-type="percentage" office:value="0.01" calcext:value-type="percentage">
            <text:p>1.0%</text:p>
          </table:table-cell>
          <table:table-cell table:number-columns-repeated="2"/>
          <table:table-cell table:style-name="ce4" table:formula="of:=+[.P6]/300" office:value-type="percentage" office:value="1" calcext:value-type="percentage">
            <text:p>100.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/>
          <table:table-cell table:style-name="ce4" table:formula="of:=+[.D7]/300" office:value-type="percentage" office:value="0.216666666666667" calcext:value-type="percentage">
            <text:p>21.7%</text:p>
          </table:table-cell>
          <table:table-cell table:number-columns-repeated="2"/>
          <table:table-cell table:style-name="ce4" table:formula="of:=+[.G7]/300" office:value-type="percentage" office:value="0.456666666666667" calcext:value-type="percentage">
            <text:p>45.7%</text:p>
          </table:table-cell>
          <table:table-cell table:number-columns-repeated="2"/>
          <table:table-cell table:style-name="ce4" table:formula="of:=+[.J7]/300" office:value-type="percentage" office:value="0.293333333333333" calcext:value-type="percentage">
            <text:p>29.3%</text:p>
          </table:table-cell>
          <table:table-cell table:number-columns-repeated="2"/>
          <table:table-cell table:style-name="ce4" table:formula="of:=+[.M7]/300" office:value-type="percentage" office:value="0.0333333333333333" calcext:value-type="percentage">
            <text:p>3.3%</text:p>
          </table:table-cell>
          <table:table-cell table:number-columns-repeated="2"/>
          <table:table-cell table:style-name="ce4" table:formula="of:=+[.P7]/300" office:value-type="percentage" office:value="1" calcext:value-type="percentage">
            <text:p>100.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/>
          <table:table-cell table:style-name="ce4" table:formula="of:=+[.D8]/300" office:value-type="percentage" office:value="0.626666666666667" calcext:value-type="percentage">
            <text:p>62.7%</text:p>
          </table:table-cell>
          <table:table-cell table:number-columns-repeated="2"/>
          <table:table-cell table:style-name="ce4" table:formula="of:=+[.G8]/300" office:value-type="percentage" office:value="0.223333333333333" calcext:value-type="percentage">
            <text:p>22.3%</text:p>
          </table:table-cell>
          <table:table-cell table:number-columns-repeated="2"/>
          <table:table-cell table:style-name="ce4" table:formula="of:=+[.J8]/300" office:value-type="percentage" office:value="0.123333333333333" calcext:value-type="percentage">
            <text:p>12.3%</text:p>
          </table:table-cell>
          <table:table-cell table:number-columns-repeated="2"/>
          <table:table-cell table:style-name="ce4" table:formula="of:=+[.M8]/300" office:value-type="percentage" office:value="0.0266666666666667" calcext:value-type="percentage">
            <text:p>2.7%</text:p>
          </table:table-cell>
          <table:table-cell table:number-columns-repeated="2"/>
          <table:table-cell table:style-name="ce4" table:formula="of:=+[.P8]/300" office:value-type="percentage" office:value="1" calcext:value-type="percentage">
            <text:p>100.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/>
          <table:table-cell table:style-name="ce4" table:formula="of:=+[.D9]/300" office:value-type="percentage" office:value="0.546666666666667" calcext:value-type="percentage">
            <text:p>54.7%</text:p>
          </table:table-cell>
          <table:table-cell table:number-columns-repeated="2"/>
          <table:table-cell table:style-name="ce4" table:formula="of:=+[.G9]/300" office:value-type="percentage" office:value="0.173333333333333" calcext:value-type="percentage">
            <text:p>17.3%</text:p>
          </table:table-cell>
          <table:table-cell table:number-columns-repeated="2"/>
          <table:table-cell table:style-name="ce4" table:formula="of:=+[.J9]/300" office:value-type="percentage" office:value="0.193333333333333" calcext:value-type="percentage">
            <text:p>19.3%</text:p>
          </table:table-cell>
          <table:table-cell table:number-columns-repeated="2"/>
          <table:table-cell table:style-name="ce4" table:formula="of:=+[.M9]/300" office:value-type="percentage" office:value="0.0866666666666667" calcext:value-type="percentage">
            <text:p>8.7%</text:p>
          </table:table-cell>
          <table:table-cell table:number-columns-repeated="2"/>
          <table:table-cell table:style-name="ce4" table:formula="of:=+[.P9]/300" office:value-type="percentage" office:value="1" calcext:value-type="percentage">
            <text:p>100.0%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table:style-name="ce1" office:value-type="string" calcext:value-type="string">
            <text:p>leg</text:p>
          </table:table-cell>
          <table:table-cell table:number-columns-repeated="3" table:style-name="ce1" office:value-type="string" calcext:value-type="string">
            <text:p>pri</text:p>
          </table:table-cell>
          <table:table-cell table:number-columns-repeated="3" table:style-name="ce1" office:value-type="string" calcext:value-type="string">
            <text:p>pan</text:p>
          </table:table-cell>
          <table:table-cell table:number-columns-repeated="3" table:style-name="ce1" office:value-type="string" calcext:value-type="string">
            <text:p>prd</text:p>
          </table:table-cell>
          <table:table-cell table:number-columns-repeated="3" table:style-name="ce1" office:value-type="string" calcext:value-type="string">
            <text:p>oth</text:p>
          </table:table-cell>
          <table:table-cell table:number-columns-repeated="3" table:style-name="ce1" office:value-type="string" calcext:value-type="string">
            <text:p>ma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seats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4"/>
          <table:table-cell/>
          <table:table-cell table:style-name="ce4" table:formula="of:=+[.F4]/500" office:value-type="percentage" office:value="0.478" calcext:value-type="percentage">
            <text:p>47.8%</text:p>
          </table:table-cell>
          <table:table-cell table:style-name="ce4"/>
          <table:table-cell/>
          <table:table-cell table:style-name="ce4" table:formula="of:=+[.I4]/500" office:value-type="percentage" office:value="0.244" calcext:value-type="percentage">
            <text:p>24.4%</text:p>
          </table:table-cell>
          <table:table-cell table:style-name="ce4"/>
          <table:table-cell/>
          <table:table-cell table:style-name="ce4" table:formula="of:=+[.L4]/500" office:value-type="percentage" office:value="0.25" calcext:value-type="percentage">
            <text:p>25.0%</text:p>
          </table:table-cell>
          <table:table-cell table:style-name="ce4"/>
          <table:table-cell/>
          <table:table-cell table:style-name="ce4" table:formula="of:=+[.O4]/500" office:value-type="percentage" office:value="0.028" calcext:value-type="percentage">
            <text:p>2.8%</text:p>
          </table:table-cell>
          <table:table-cell table:style-name="ce4"/>
          <table:table-cell/>
          <table:table-cell table:style-name="ce4" table:formula="of:=+[.F22]+[.I22]+[.L22]" office:value-type="percentage" office:value="0.972" calcext:value-type="percentage">
            <text:p>97.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/>
          <table:table-cell table:style-name="ce4"/>
          <table:table-cell/>
          <table:table-cell table:style-name="ce4" table:formula="of:=+[.F5]/500" office:value-type="percentage" office:value="0.412" calcext:value-type="percentage">
            <text:p>41.2%</text:p>
          </table:table-cell>
          <table:table-cell table:style-name="ce4"/>
          <table:table-cell/>
          <table:table-cell table:style-name="ce4" table:formula="of:=+[.I5]/500" office:value-type="percentage" office:value="0.42" calcext:value-type="percentage">
            <text:p>42.0%</text:p>
          </table:table-cell>
          <table:table-cell table:style-name="ce4"/>
          <table:table-cell/>
          <table:table-cell table:style-name="ce4" table:formula="of:=+[.L5]/500" office:value-type="percentage" office:value="0.102" calcext:value-type="percentage">
            <text:p>10.2%</text:p>
          </table:table-cell>
          <table:table-cell table:style-name="ce4"/>
          <table:table-cell/>
          <table:table-cell table:style-name="ce4" table:formula="of:=+[.O5]/500" office:value-type="percentage" office:value="0.066" calcext:value-type="percentage">
            <text:p>6.6%</text:p>
          </table:table-cell>
          <table:table-cell table:style-name="ce4"/>
          <table:table-cell/>
          <table:table-cell table:style-name="ce4" table:formula="of:=+[.F23]+[.I23]+[.L23]" office:value-type="percentage" office:value="0.934" calcext:value-type="percentage">
            <text:p>93.4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  <table:table-cell table:style-name="ce4"/>
          <table:table-cell/>
          <table:table-cell table:style-name="ce4" table:formula="of:=+[.F6]/500" office:value-type="percentage" office:value="0.448" calcext:value-type="percentage">
            <text:p>44.8%</text:p>
          </table:table-cell>
          <table:table-cell table:style-name="ce4"/>
          <table:table-cell/>
          <table:table-cell table:style-name="ce4" table:formula="of:=+[.I6]/500" office:value-type="percentage" office:value="0.302" calcext:value-type="percentage">
            <text:p>30.2%</text:p>
          </table:table-cell>
          <table:table-cell table:style-name="ce4"/>
          <table:table-cell/>
          <table:table-cell table:style-name="ce4" table:formula="of:=+[.L6]/500" office:value-type="percentage" office:value="0.194" calcext:value-type="percentage">
            <text:p>19.4%</text:p>
          </table:table-cell>
          <table:table-cell table:style-name="ce4"/>
          <table:table-cell/>
          <table:table-cell table:style-name="ce4" table:formula="of:=+[.O6]/500" office:value-type="percentage" office:value="0.056" calcext:value-type="percentage">
            <text:p>5.6%</text:p>
          </table:table-cell>
          <table:table-cell table:style-name="ce4"/>
          <table:table-cell/>
          <table:table-cell table:style-name="ce4" table:formula="of:=+[.F24]+[.I24]+[.L24]" office:value-type="percentage" office:value="0.944" calcext:value-type="percentage">
            <text:p>94.4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/>
          <table:table-cell table:style-name="ce4"/>
          <table:table-cell/>
          <table:table-cell table:style-name="ce4" table:formula="of:=+[.F7]/500" office:value-type="percentage" office:value="0.212" calcext:value-type="percentage">
            <text:p>21.2%</text:p>
          </table:table-cell>
          <table:table-cell table:style-name="ce4"/>
          <table:table-cell/>
          <table:table-cell table:style-name="ce4" table:formula="of:=+[.I7]/500" office:value-type="percentage" office:value="0.412" calcext:value-type="percentage">
            <text:p>41.2%</text:p>
          </table:table-cell>
          <table:table-cell table:style-name="ce4"/>
          <table:table-cell/>
          <table:table-cell table:style-name="ce4" table:formula="of:=+[.L7]/500" office:value-type="percentage" office:value="0.248" calcext:value-type="percentage">
            <text:p>24.8%</text:p>
          </table:table-cell>
          <table:table-cell table:style-name="ce4"/>
          <table:table-cell/>
          <table:table-cell table:style-name="ce4" table:formula="of:=+[.O7]/500" office:value-type="percentage" office:value="0.128" calcext:value-type="percentage">
            <text:p>12.8%</text:p>
          </table:table-cell>
          <table:table-cell table:style-name="ce4"/>
          <table:table-cell/>
          <table:table-cell table:style-name="ce4" table:formula="of:=+[.F25]+[.I25]+[.L25]" office:value-type="percentage" office:value="0.872" calcext:value-type="percentage">
            <text:p>87.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/>
          <table:table-cell table:style-name="ce4"/>
          <table:table-cell/>
          <table:table-cell table:style-name="ce4" table:formula="of:=+[.F8]/500" office:value-type="percentage" office:value="0.482" calcext:value-type="percentage">
            <text:p>48.2%</text:p>
          </table:table-cell>
          <table:table-cell table:style-name="ce4"/>
          <table:table-cell/>
          <table:table-cell table:style-name="ce4" table:formula="of:=+[.I8]/500" office:value-type="percentage" office:value="0.282" calcext:value-type="percentage">
            <text:p>28.2%</text:p>
          </table:table-cell>
          <table:table-cell table:style-name="ce4"/>
          <table:table-cell/>
          <table:table-cell table:style-name="ce4" table:formula="of:=+[.L8]/500" office:value-type="percentage" office:value="0.136" calcext:value-type="percentage">
            <text:p>13.6%</text:p>
          </table:table-cell>
          <table:table-cell table:style-name="ce4"/>
          <table:table-cell/>
          <table:table-cell table:style-name="ce4" table:formula="of:=+[.O8]/500" office:value-type="percentage" office:value="0.1" calcext:value-type="percentage">
            <text:p>10.0%</text:p>
          </table:table-cell>
          <table:table-cell table:style-name="ce4"/>
          <table:table-cell/>
          <table:table-cell table:style-name="ce4" table:formula="of:=+[.F26]+[.I26]+[.L26]" office:value-type="percentage" office:value="0.9" calcext:value-type="percentage">
            <text:p>90.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/>
          <table:table-cell table:style-name="ce4"/>
          <table:table-cell/>
          <table:table-cell table:style-name="ce4" table:formula="of:=+[.F9]/500" office:value-type="percentage" office:value="0.426" calcext:value-type="percentage">
            <text:p>42.6%</text:p>
          </table:table-cell>
          <table:table-cell table:style-name="ce4"/>
          <table:table-cell/>
          <table:table-cell table:style-name="ce4" table:formula="of:=+[.I9]/500" office:value-type="percentage" office:value="0.228" calcext:value-type="percentage">
            <text:p>22.8%</text:p>
          </table:table-cell>
          <table:table-cell table:style-name="ce4"/>
          <table:table-cell/>
          <table:table-cell table:style-name="ce4" table:formula="of:=+[.L9]/500" office:value-type="percentage" office:value="0.204" calcext:value-type="percentage">
            <text:p>20.4%</text:p>
          </table:table-cell>
          <table:table-cell table:style-name="ce4"/>
          <table:table-cell/>
          <table:table-cell table:style-name="ce4" table:formula="of:=+[.O9]/500" office:value-type="percentage" office:value="0.142" calcext:value-type="percentage">
            <text:p>14.2%</text:p>
          </table:table-cell>
          <table:table-cell table:style-name="ce4"/>
          <table:table-cell/>
          <table:table-cell table:style-name="ce4" table:formula="of:=+[.F27]+[.I27]+[.L27]" office:value-type="percentage" office:value="0.858" calcext:value-type="percentage">
            <text:p>85.8%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2" office:value-type="string" calcext:value-type="string">
            <text:p>yr</text:p>
          </table:table-cell>
          <table:table-cell table:style-name="ce3"/>
          <table:table-cell table:style-name="ce5" office:value-type="string" calcext:value-type="string">
            <text:p>pricont</text:p>
          </table:table-cell>
          <table:table-cell/>
          <table:table-cell table:style-name="ce5" office:value-type="string" calcext:value-type="string">
            <text:p>pritot</text:p>
          </table:table-cell>
          <table:table-cell table:style-name="ce5" office:value-type="string" calcext:value-type="string">
            <text:p>pancont</text:p>
          </table:table-cell>
          <table:table-cell/>
          <table:table-cell table:style-name="ce5" office:value-type="string" calcext:value-type="string">
            <text:p>pantot</text:p>
          </table:table-cell>
          <table:table-cell table:style-name="ce5" office:value-type="string" calcext:value-type="string">
            <text:p>prdcont</text:p>
          </table:table-cell>
          <table:table-cell/>
          <table:table-cell table:style-name="ce5" office:value-type="string" calcext:value-type="string">
            <text:p>prdtot</text:p>
          </table:table-cell>
          <table:table-cell office:value-type="string" calcext:value-type="string">
            <text:p>othcont</text:p>
          </table:table-cell>
          <table:table-cell/>
          <table:table-cell office:value-type="string" calcext:value-type="string">
            <text:p>othtot</text:p>
          </table:table-cell>
          <table:table-cell office:value-type="string" calcext:value-type="string">
            <text:p>majorcont</text:p>
          </table:table-cell>
          <table:table-cell/>
          <table:table-cell office:value-type="string" calcext:value-type="string">
            <text:p>majort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tes</text:p>
          </table:table-cell>
          <table:table-cell table:style-name="ce2" office:value-type="float" office:value="1997" calcext:value-type="float">
            <text:p>1997</text:p>
          </table:table-cell>
          <table:table-cell table:style-name="ce3"/>
          <table:table-cell table:style-name="ce6" office:value-type="percentage" office:value="0.391236840243074" calcext:value-type="percentage">
            <text:p>39.1%</text:p>
          </table:table-cell>
          <table:table-cell/>
          <table:table-cell table:style-name="ce6" office:value-type="percentage" office:value="0.391236840243074" calcext:value-type="percentage">
            <text:p>39.1%</text:p>
          </table:table-cell>
          <table:table-cell table:style-name="ce6" office:value-type="percentage" office:value="0.266181545693548" calcext:value-type="percentage">
            <text:p>26.6%</text:p>
          </table:table-cell>
          <table:table-cell/>
          <table:table-cell table:style-name="ce6" office:value-type="percentage" office:value="0.266181545693548" calcext:value-type="percentage">
            <text:p>26.6%</text:p>
          </table:table-cell>
          <table:table-cell table:style-name="ce6" office:value-type="percentage" office:value="0.25719845975584" calcext:value-type="percentage">
            <text:p>25.7%</text:p>
          </table:table-cell>
          <table:table-cell/>
          <table:table-cell table:style-name="ce6" office:value-type="percentage" office:value="0.25719845975584" calcext:value-type="percentage">
            <text:p>25.7%</text:p>
          </table:table-cell>
          <table:table-cell table:style-name="ce8" table:formula="of:=+1-[.P31]" office:value-type="percentage" office:value="0.0853831543075378" calcext:value-type="percentage">
            <text:p>8.54%</text:p>
          </table:table-cell>
          <table:table-cell/>
          <table:table-cell table:style-name="ce8" table:formula="of:=+1-[.R31]" office:value-type="percentage" office:value="0.0853831543075378" calcext:value-type="percentage">
            <text:p>8.54%</text:p>
          </table:table-cell>
          <table:table-cell table:style-name="ce8" table:formula="of:=+[.D31]+[.G31]+[.J31]" office:value-type="percentage" office:value="0.914616845692462" calcext:value-type="percentage">
            <text:p>91.46%</text:p>
          </table:table-cell>
          <table:table-cell/>
          <table:table-cell table:style-name="ce8" table:formula="of:=+[.F31]+[.I31]+[.L31]" office:value-type="percentage" office:value="0.914616845692462" calcext:value-type="percentage">
            <text:p>91.46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3"/>
          <table:table-cell table:style-name="ce6" office:value-type="percentage" office:value="0.378282420650133" calcext:value-type="percentage">
            <text:p>37.8%</text:p>
          </table:table-cell>
          <table:table-cell/>
          <table:table-cell table:style-name="ce6" office:value-type="percentage" office:value="0.378282420650133" calcext:value-type="percentage">
            <text:p>37.8%</text:p>
          </table:table-cell>
          <table:table-cell table:style-name="ce6" office:value-type="percentage" office:value="0.338837989088911" calcext:value-type="percentage">
            <text:p>33.9%</text:p>
          </table:table-cell>
          <table:table-cell/>
          <table:table-cell table:style-name="ce6" office:value-type="percentage" office:value="0.391786052436911" calcext:value-type="percentage">
            <text:p>39.2%</text:p>
          </table:table-cell>
          <table:table-cell table:style-name="ce6" office:value-type="percentage" office:value="0.173790790263961" calcext:value-type="percentage">
            <text:p>17.4%</text:p>
          </table:table-cell>
          <table:table-cell/>
          <table:table-cell table:style-name="ce6" office:value-type="percentage" office:value="0.191394829637683" calcext:value-type="percentage">
            <text:p>19.1%</text:p>
          </table:table-cell>
          <table:table-cell table:style-name="ce8" table:formula="of:=+1-[.P32]" office:value-type="percentage" office:value="0.109088799996995" calcext:value-type="percentage">
            <text:p>10.91%</text:p>
          </table:table-cell>
          <table:table-cell/>
          <table:table-cell table:style-name="ce8" table:formula="of:=+1-[.R32]" office:value-type="percentage" office:value="0.0385366972752736" calcext:value-type="percentage">
            <text:p>3.85%</text:p>
          </table:table-cell>
          <table:table-cell table:style-name="ce8" table:formula="of:=+[.D32]+[.G32]+[.J32]" office:value-type="percentage" office:value="0.890911200003005" calcext:value-type="percentage">
            <text:p>89.09%</text:p>
          </table:table-cell>
          <table:table-cell/>
          <table:table-cell table:style-name="ce8" table:formula="of:=+[.F32]+[.I32]+[.L32]" office:value-type="percentage" office:value="0.961463302724726" calcext:value-type="percentage">
            <text:p>96.15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3" calcext:value-type="float">
            <text:p>2003</text:p>
          </table:table-cell>
          <table:table-cell table:style-name="ce3"/>
          <table:table-cell table:style-name="ce6" office:value-type="percentage" office:value="0.365301816682453" calcext:value-type="percentage">
            <text:p>36.5%</text:p>
          </table:table-cell>
          <table:table-cell/>
          <table:table-cell table:style-name="ce6" office:value-type="percentage" office:value="0.380907621487494" calcext:value-type="percentage">
            <text:p>38.1%</text:p>
          </table:table-cell>
          <table:table-cell table:style-name="ce6" office:value-type="percentage" office:value="0.318186973148578" calcext:value-type="percentage">
            <text:p>31.8%</text:p>
          </table:table-cell>
          <table:table-cell/>
          <table:table-cell table:style-name="ce6" office:value-type="percentage" office:value="0.318186973148578" calcext:value-type="percentage">
            <text:p>31.8%</text:p>
          </table:table-cell>
          <table:table-cell table:style-name="ce6" office:value-type="percentage" office:value="0.182385920435492" calcext:value-type="percentage">
            <text:p>18.2%</text:p>
          </table:table-cell>
          <table:table-cell/>
          <table:table-cell table:style-name="ce6" office:value-type="percentage" office:value="0.182385920435492" calcext:value-type="percentage">
            <text:p>18.2%</text:p>
          </table:table-cell>
          <table:table-cell table:style-name="ce8" table:formula="of:=+1-[.P33]" office:value-type="percentage" office:value="0.134125289733478" calcext:value-type="percentage">
            <text:p>13.41%</text:p>
          </table:table-cell>
          <table:table-cell/>
          <table:table-cell table:style-name="ce8" table:formula="of:=+1-[.R33]" office:value-type="percentage" office:value="0.118519484928437" calcext:value-type="percentage">
            <text:p>11.85%</text:p>
          </table:table-cell>
          <table:table-cell table:style-name="ce8" table:formula="of:=+[.D33]+[.G33]+[.J33]" office:value-type="percentage" office:value="0.865874710266522" calcext:value-type="percentage">
            <text:p>86.59%</text:p>
          </table:table-cell>
          <table:table-cell/>
          <table:table-cell table:style-name="ce8" table:formula="of:=+[.F33]+[.I33]+[.L33]" office:value-type="percentage" office:value="0.881480515071563" calcext:value-type="percentage">
            <text:p>88.15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6" calcext:value-type="float">
            <text:p>2006</text:p>
          </table:table-cell>
          <table:table-cell table:style-name="ce3"/>
          <table:table-cell table:style-name="ce6" office:value-type="percentage" office:value="0.251228846753507" calcext:value-type="percentage">
            <text:p>25.1%</text:p>
          </table:table-cell>
          <table:table-cell/>
          <table:table-cell table:style-name="ce6" office:value-type="percentage" office:value="0.290280053022347" calcext:value-type="percentage">
            <text:p>29.0%</text:p>
          </table:table-cell>
          <table:table-cell table:style-name="ce6" office:value-type="percentage" office:value="0.343543591725438" calcext:value-type="percentage">
            <text:p>34.4%</text:p>
          </table:table-cell>
          <table:table-cell/>
          <table:table-cell table:style-name="ce6" office:value-type="percentage" office:value="0.343543591725438" calcext:value-type="percentage">
            <text:p>34.4%</text:p>
          </table:table-cell>
          <table:table-cell table:style-name="ce6" office:value-type="percentage" office:value="0.234231639390647" calcext:value-type="percentage">
            <text:p>23.4%</text:p>
          </table:table-cell>
          <table:table-cell/>
          <table:table-cell table:style-name="ce6" office:value-type="percentage" office:value="0.298288681303013" calcext:value-type="percentage">
            <text:p>29.8%</text:p>
          </table:table-cell>
          <table:table-cell table:style-name="ce8" table:formula="of:=+1-[.P34]" office:value-type="percentage" office:value="0.170995922130409" calcext:value-type="percentage">
            <text:p>17.10%</text:p>
          </table:table-cell>
          <table:table-cell/>
          <table:table-cell table:style-name="ce8" table:formula="of:=+1-[.R34]" office:value-type="percentage" office:value="0.0678876739492023" calcext:value-type="percentage">
            <text:p>6.79%</text:p>
          </table:table-cell>
          <table:table-cell table:style-name="ce8" table:formula="of:=+[.D34]+[.G34]+[.J34]" office:value-type="percentage" office:value="0.829004077869591" calcext:value-type="percentage">
            <text:p>82.90%</text:p>
          </table:table-cell>
          <table:table-cell/>
          <table:table-cell table:style-name="ce8" table:formula="of:=+[.F34]+[.I34]+[.L34]" office:value-type="percentage" office:value="0.932112326050798" calcext:value-type="percentage">
            <text:p>93.21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9" calcext:value-type="float">
            <text:p>2009</text:p>
          </table:table-cell>
          <table:table-cell table:style-name="ce3"/>
          <table:table-cell table:style-name="ce6" office:value-type="percentage" office:value="0.392620515066527" calcext:value-type="percentage">
            <text:p>39.3%</text:p>
          </table:table-cell>
          <table:table-cell/>
          <table:table-cell table:style-name="ce6" office:value-type="percentage" office:value="0.405525729436989" calcext:value-type="percentage">
            <text:p>40.6%</text:p>
          </table:table-cell>
          <table:table-cell table:style-name="ce6" office:value-type="percentage" office:value="0.2965858645667" calcext:value-type="percentage">
            <text:p>29.7%</text:p>
          </table:table-cell>
          <table:table-cell/>
          <table:table-cell table:style-name="ce6" office:value-type="percentage" office:value="0.2965858645667" calcext:value-type="percentage">
            <text:p>29.7%</text:p>
          </table:table-cell>
          <table:table-cell table:style-name="ce6" office:value-type="percentage" office:value="0.129242536155713" calcext:value-type="percentage">
            <text:p>12.9%</text:p>
          </table:table-cell>
          <table:table-cell/>
          <table:table-cell table:style-name="ce6" office:value-type="percentage" office:value="0.129242536155713" calcext:value-type="percentage">
            <text:p>12.9%</text:p>
          </table:table-cell>
          <table:table-cell table:style-name="ce8" table:formula="of:=+1-[.P35]" office:value-type="percentage" office:value="0.18155108421106" calcext:value-type="percentage">
            <text:p>18.16%</text:p>
          </table:table-cell>
          <table:table-cell/>
          <table:table-cell table:style-name="ce8" table:formula="of:=+1-[.R35]" office:value-type="percentage" office:value="0.168645869840598" calcext:value-type="percentage">
            <text:p>16.86%</text:p>
          </table:table-cell>
          <table:table-cell table:style-name="ce8" table:formula="of:=+[.D35]+[.G35]+[.J35]" office:value-type="percentage" office:value="0.81844891578894" calcext:value-type="percentage">
            <text:p>81.84%</text:p>
          </table:table-cell>
          <table:table-cell/>
          <table:table-cell table:style-name="ce8" table:formula="of:=+[.F35]+[.I35]+[.L35]" office:value-type="percentage" office:value="0.831354130159402" calcext:value-type="percentage">
            <text:p>83.14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12" calcext:value-type="float">
            <text:p>2012</text:p>
          </table:table-cell>
          <table:table-cell table:style-name="ce3"/>
          <table:table-cell table:style-name="ce6" office:value-type="percentage" office:value="0.354890274673806" calcext:value-type="percentage">
            <text:p>35.5%</text:p>
          </table:table-cell>
          <table:table-cell/>
          <table:table-cell table:style-name="ce6" office:value-type="percentage" office:value="0.387394823345566" calcext:value-type="percentage">
            <text:p>38.7%</text:p>
          </table:table-cell>
          <table:table-cell table:style-name="ce6" office:value-type="percentage" office:value="0.27413634649788" calcext:value-type="percentage">
            <text:p>27.4%</text:p>
          </table:table-cell>
          <table:table-cell/>
          <table:table-cell table:style-name="ce6" office:value-type="percentage" office:value="0.27413634649788" calcext:value-type="percentage">
            <text:p>27.4%</text:p>
          </table:table-cell>
          <table:table-cell table:style-name="ce6" office:value-type="percentage" office:value="0.216445812916845" calcext:value-type="percentage">
            <text:p>21.6%</text:p>
          </table:table-cell>
          <table:table-cell/>
          <table:table-cell table:style-name="ce6" office:value-type="percentage" office:value="0.285419897871105" calcext:value-type="percentage">
            <text:p>28.5%</text:p>
          </table:table-cell>
          <table:table-cell table:style-name="ce8" table:formula="of:=+1-[.P36]" office:value-type="percentage" office:value="0.154527565911468" calcext:value-type="percentage">
            <text:p>15.45%</text:p>
          </table:table-cell>
          <table:table-cell/>
          <table:table-cell table:style-name="ce8" table:formula="of:=+1-[.R36]" office:value-type="percentage" office:value="0.0530489322854482" calcext:value-type="percentage">
            <text:p>5.30%</text:p>
          </table:table-cell>
          <table:table-cell table:style-name="ce8" table:formula="of:=+[.D36]+[.G36]+[.J36]" office:value-type="percentage" office:value="0.845472434088532" calcext:value-type="percentage">
            <text:p>84.55%</text:p>
          </table:table-cell>
          <table:table-cell/>
          <table:table-cell table:style-name="ce8" table:formula="of:=+[.F36]+[.I36]+[.L36]" office:value-type="percentage" office:value="0.946951067714552" calcext:value-type="percentage">
            <text:p>94.70%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2">
          <table:table-cell office:value-type="string" calcext:value-type="string">
            <text:p>dif smd</text:p>
          </table:table-cell>
          <table:table-cell table:style-name="ce2" office:value-type="float" office:value="1997" calcext:value-type="float">
            <text:p>1997</text:p>
          </table:table-cell>
          <table:table-cell/>
          <table:table-cell table:style-name="ce7" table:formula="of:=+[.D13]-[.D31]" office:value-type="percentage" office:value="0.155429826423593" calcext:value-type="percentage">
            <text:p>15.54%</text:p>
          </table:table-cell>
          <table:table-cell/>
          <table:table-cell table:style-name="ce8" table:formula="of:=+[.D13]-[.F31]" office:value-type="percentage" office:value="0.155429826423593" calcext:value-type="percentage">
            <text:p>15.54%</text:p>
          </table:table-cell>
          <table:table-cell table:style-name="ce7" table:formula="of:=+[.G13]-[.G31]" office:value-type="percentage" office:value="-0.0495148790268814" calcext:value-type="percentage">
            <text:p>-4.95%</text:p>
          </table:table-cell>
          <table:table-cell/>
          <table:table-cell table:style-name="ce8" table:formula="of:=+[.G13]-[.I31]" office:value-type="percentage" office:value="-0.0495148790268814" calcext:value-type="percentage">
            <text:p>-4.95%</text:p>
          </table:table-cell>
          <table:table-cell table:style-name="ce7" table:formula="of:=+[.J13]-[.J31]" office:value-type="percentage" office:value="-0.0238651264225067" calcext:value-type="percentage">
            <text:p>-2.39%</text:p>
          </table:table-cell>
          <table:table-cell/>
          <table:table-cell table:style-name="ce8" table:formula="of:=+[.J13]-[.L31]" office:value-type="percentage" office:value="-0.0238651264225067" calcext:value-type="percentage">
            <text:p>-2.39%</text:p>
          </table:table-cell>
          <table:table-cell table:style-name="ce8" table:formula="of:=+[.M13]-[.M31]" office:value-type="percentage" office:value="-0.0820498209742045" calcext:value-type="percentage">
            <text:p>-8.20%</text:p>
          </table:table-cell>
          <table:table-cell/>
          <table:table-cell table:style-name="ce8" table:formula="of:=+[.M13]-[.O31]" office:value-type="percentage" office:value="-0.0820498209742045" calcext:value-type="percentage">
            <text:p>-8.20%</text:p>
          </table:table-cell>
          <table:table-cell table:style-name="ce7" table:formula="of:=+[.P13]-[.P31]" office:value-type="percentage" office:value="0.0853831543075378" calcext:value-type="percentage">
            <text:p>8.54%</text:p>
          </table:table-cell>
          <table:table-cell/>
          <table:table-cell table:style-name="ce8" table:formula="of:=+[.P13]-[.R31]" office:value-type="percentage" office:value="0.0853831543075378" calcext:value-type="percentage">
            <text:p>8.54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/>
          <table:table-cell table:style-name="ce7" table:formula="of:=+[.D14]-[.D32]" office:value-type="percentage" office:value="0.0750509126832004" calcext:value-type="percentage">
            <text:p>7.51%</text:p>
          </table:table-cell>
          <table:table-cell/>
          <table:table-cell table:style-name="ce8" table:formula="of:=+[.D14]-[.F32]" office:value-type="percentage" office:value="0.0750509126832004" calcext:value-type="percentage">
            <text:p>7.51%</text:p>
          </table:table-cell>
          <table:table-cell table:style-name="ce7" table:formula="of:=+[.G14]-[.G32]" office:value-type="percentage" office:value="0.0978286775777558" calcext:value-type="percentage">
            <text:p>9.78%</text:p>
          </table:table-cell>
          <table:table-cell/>
          <table:table-cell table:style-name="ce8" table:formula="of:=+[.G14]-[.I32]" office:value-type="percentage" office:value="0.0448806142297557" calcext:value-type="percentage">
            <text:p>4.49%</text:p>
          </table:table-cell>
          <table:table-cell table:style-name="ce7" table:formula="of:=+[.J14]-[.J32]" office:value-type="percentage" office:value="-0.0937907902639614" calcext:value-type="percentage">
            <text:p>-9.38%</text:p>
          </table:table-cell>
          <table:table-cell/>
          <table:table-cell table:style-name="ce8" table:formula="of:=+[.J14]-[.L32]" office:value-type="percentage" office:value="-0.111394829637683" calcext:value-type="percentage">
            <text:p>-11.14%</text:p>
          </table:table-cell>
          <table:table-cell table:style-name="ce8" table:formula="of:=+[.M14]-[.M32]" office:value-type="percentage" office:value="-0.0790887999969948" calcext:value-type="percentage">
            <text:p>-7.91%</text:p>
          </table:table-cell>
          <table:table-cell/>
          <table:table-cell table:style-name="ce8" table:formula="of:=+[.M14]-[.O32]" office:value-type="percentage" office:value="-0.00853669727527365" calcext:value-type="percentage">
            <text:p>-0.85%</text:p>
          </table:table-cell>
          <table:table-cell table:style-name="ce7" table:formula="of:=+[.P14]-[.P32]" office:value-type="percentage" office:value="0.109088799996995" calcext:value-type="percentage">
            <text:p>10.91%</text:p>
          </table:table-cell>
          <table:table-cell/>
          <table:table-cell table:style-name="ce8" table:formula="of:=+[.P14]-[.R32]" office:value-type="percentage" office:value="0.0385366972752736" calcext:value-type="percentage">
            <text:p>3.85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3" calcext:value-type="float">
            <text:p>2003</text:p>
          </table:table-cell>
          <table:table-cell/>
          <table:table-cell table:style-name="ce7" table:formula="of:=+[.D15]-[.D33]" office:value-type="percentage" office:value="0.171364849984214" calcext:value-type="percentage">
            <text:p>17.14%</text:p>
          </table:table-cell>
          <table:table-cell/>
          <table:table-cell table:style-name="ce8" table:formula="of:=+[.D15]-[.F33]" office:value-type="percentage" office:value="0.155759045179173" calcext:value-type="percentage">
            <text:p>15.58%</text:p>
          </table:table-cell>
          <table:table-cell table:style-name="ce7" table:formula="of:=+[.G15]-[.G33]" office:value-type="percentage" office:value="-0.0515203064819115" calcext:value-type="percentage">
            <text:p>-5.15%</text:p>
          </table:table-cell>
          <table:table-cell/>
          <table:table-cell table:style-name="ce8" table:formula="of:=+[.G15]-[.I33]" office:value-type="percentage" office:value="-0.0515203064819115" calcext:value-type="percentage">
            <text:p>-5.15%</text:p>
          </table:table-cell>
          <table:table-cell table:style-name="ce7" table:formula="of:=+[.J15]-[.J33]" office:value-type="percentage" office:value="0.00428074623117508" calcext:value-type="percentage">
            <text:p>0.43%</text:p>
          </table:table-cell>
          <table:table-cell/>
          <table:table-cell table:style-name="ce8" table:formula="of:=+[.J15]-[.L33]" office:value-type="percentage" office:value="0.00428074623117508" calcext:value-type="percentage">
            <text:p>0.43%</text:p>
          </table:table-cell>
          <table:table-cell table:style-name="ce8" table:formula="of:=+[.M15]-[.M33]" office:value-type="percentage" office:value="-0.124125289733478" calcext:value-type="percentage">
            <text:p>-12.41%</text:p>
          </table:table-cell>
          <table:table-cell/>
          <table:table-cell table:style-name="ce8" table:formula="of:=+[.M15]-[.O33]" office:value-type="percentage" office:value="-0.108519484928437" calcext:value-type="percentage">
            <text:p>-10.85%</text:p>
          </table:table-cell>
          <table:table-cell table:style-name="ce7" table:formula="of:=+[.P15]-[.P33]" office:value-type="percentage" office:value="0.134125289733478" calcext:value-type="percentage">
            <text:p>13.41%</text:p>
          </table:table-cell>
          <table:table-cell/>
          <table:table-cell table:style-name="ce8" table:formula="of:=+[.P15]-[.R33]" office:value-type="percentage" office:value="0.118519484928437" calcext:value-type="percentage">
            <text:p>11.85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6" calcext:value-type="float">
            <text:p>2006</text:p>
          </table:table-cell>
          <table:table-cell/>
          <table:table-cell table:style-name="ce7" table:formula="of:=+[.D16]-[.D34]" office:value-type="percentage" office:value="-0.0345621800868404" calcext:value-type="percentage">
            <text:p>-3.46%</text:p>
          </table:table-cell>
          <table:table-cell/>
          <table:table-cell table:style-name="ce8" table:formula="of:=+[.D16]-[.F34]" office:value-type="percentage" office:value="-0.0736133863556801" calcext:value-type="percentage">
            <text:p>-7.36%</text:p>
          </table:table-cell>
          <table:table-cell table:style-name="ce7" table:formula="of:=+[.G16]-[.G34]" office:value-type="percentage" office:value="0.113123074941229" calcext:value-type="percentage">
            <text:p>11.31%</text:p>
          </table:table-cell>
          <table:table-cell/>
          <table:table-cell table:style-name="ce8" table:formula="of:=+[.G16]-[.I34]" office:value-type="percentage" office:value="0.113123074941229" calcext:value-type="percentage">
            <text:p>11.31%</text:p>
          </table:table-cell>
          <table:table-cell table:style-name="ce7" table:formula="of:=+[.J16]-[.J34]" office:value-type="percentage" office:value="0.0591016939426866" calcext:value-type="percentage">
            <text:p>5.91%</text:p>
          </table:table-cell>
          <table:table-cell/>
          <table:table-cell table:style-name="ce8" table:formula="of:=+[.J16]-[.L34]" office:value-type="percentage" office:value="-0.00495534796968017" calcext:value-type="percentage">
            <text:p>-0.50%</text:p>
          </table:table-cell>
          <table:table-cell table:style-name="ce8" table:formula="of:=+[.M16]-[.M34]" office:value-type="percentage" office:value="-0.137662588797075" calcext:value-type="percentage">
            <text:p>-13.77%</text:p>
          </table:table-cell>
          <table:table-cell/>
          <table:table-cell table:style-name="ce8" table:formula="of:=+[.M16]-[.O34]" office:value-type="percentage" office:value="-0.0345543406158689" calcext:value-type="percentage">
            <text:p>-3.46%</text:p>
          </table:table-cell>
          <table:table-cell table:style-name="ce7" table:formula="of:=+[.P16]-[.P34]" office:value-type="percentage" office:value="0.170995922130409" calcext:value-type="percentage">
            <text:p>17.10%</text:p>
          </table:table-cell>
          <table:table-cell/>
          <table:table-cell table:style-name="ce8" table:formula="of:=+[.P16]-[.R34]" office:value-type="percentage" office:value="0.0678876739492023" calcext:value-type="percentage">
            <text:p>6.79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9" calcext:value-type="float">
            <text:p>2009</text:p>
          </table:table-cell>
          <table:table-cell/>
          <table:table-cell table:style-name="ce7" table:formula="of:=+[.D17]-[.D35]" office:value-type="percentage" office:value="0.234046151600139" calcext:value-type="percentage">
            <text:p>23.40%</text:p>
          </table:table-cell>
          <table:table-cell/>
          <table:table-cell table:style-name="ce8" table:formula="of:=+[.D17]-[.F35]" office:value-type="percentage" office:value="0.221140937229678" calcext:value-type="percentage">
            <text:p>22.11%</text:p>
          </table:table-cell>
          <table:table-cell table:style-name="ce7" table:formula="of:=+[.G17]-[.G35]" office:value-type="percentage" office:value="-0.0732525312333665" calcext:value-type="percentage">
            <text:p>-7.33%</text:p>
          </table:table-cell>
          <table:table-cell/>
          <table:table-cell table:style-name="ce8" table:formula="of:=+[.G17]-[.I35]" office:value-type="percentage" office:value="-0.0732525312333665" calcext:value-type="percentage">
            <text:p>-7.33%</text:p>
          </table:table-cell>
          <table:table-cell table:style-name="ce7" table:formula="of:=+[.J17]-[.J35]" office:value-type="percentage" office:value="-0.0059092028223794" calcext:value-type="percentage">
            <text:p>-0.59%</text:p>
          </table:table-cell>
          <table:table-cell/>
          <table:table-cell table:style-name="ce8" table:formula="of:=+[.J17]-[.L35]" office:value-type="percentage" office:value="-0.0059092028223794" calcext:value-type="percentage">
            <text:p>-0.59%</text:p>
          </table:table-cell>
          <table:table-cell table:style-name="ce8" table:formula="of:=+[.M17]-[.M35]" office:value-type="percentage" office:value="-0.154884417544393" calcext:value-type="percentage">
            <text:p>-15.49%</text:p>
          </table:table-cell>
          <table:table-cell/>
          <table:table-cell table:style-name="ce8" table:formula="of:=+[.M17]-[.O35]" office:value-type="percentage" office:value="-0.141979203173932" calcext:value-type="percentage">
            <text:p>-14.20%</text:p>
          </table:table-cell>
          <table:table-cell table:style-name="ce7" table:formula="of:=+[.P17]-[.P35]" office:value-type="percentage" office:value="0.18155108421106" calcext:value-type="percentage">
            <text:p>18.16%</text:p>
          </table:table-cell>
          <table:table-cell/>
          <table:table-cell table:style-name="ce8" table:formula="of:=+[.P17]-[.R35]" office:value-type="percentage" office:value="0.168645869840598" calcext:value-type="percentage">
            <text:p>16.86%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12" calcext:value-type="float">
            <text:p>2012</text:p>
          </table:table-cell>
          <table:table-cell/>
          <table:table-cell table:style-name="ce7" table:formula="of:=+[.D18]-[.D36]" office:value-type="percentage" office:value="0.19177639199286" calcext:value-type="percentage">
            <text:p>19.18%</text:p>
          </table:table-cell>
          <table:table-cell/>
          <table:table-cell table:style-name="ce8" table:formula="of:=+[.D18]-[.F36]" office:value-type="percentage" office:value="0.159271843321101" calcext:value-type="percentage">
            <text:p>15.93%</text:p>
          </table:table-cell>
          <table:table-cell table:style-name="ce7" table:formula="of:=+[.G18]-[.G36]" office:value-type="percentage" office:value="-0.100803013164547" calcext:value-type="percentage">
            <text:p>-10.08%</text:p>
          </table:table-cell>
          <table:table-cell/>
          <table:table-cell table:style-name="ce8" table:formula="of:=+[.G18]-[.I36]" office:value-type="percentage" office:value="-0.100803013164547" calcext:value-type="percentage">
            <text:p>-10.08%</text:p>
          </table:table-cell>
          <table:table-cell table:style-name="ce7" table:formula="of:=+[.J18]-[.J36]" office:value-type="percentage" office:value="-0.0231124795835117" calcext:value-type="percentage">
            <text:p>-2.31%</text:p>
          </table:table-cell>
          <table:table-cell/>
          <table:table-cell table:style-name="ce8" table:formula="of:=+[.J18]-[.L36]" office:value-type="percentage" office:value="-0.0920865645377722" calcext:value-type="percentage">
            <text:p>-9.21%</text:p>
          </table:table-cell>
          <table:table-cell table:style-name="ce8" table:formula="of:=+[.M18]-[.M36]" office:value-type="percentage" office:value="-0.0678608992448013" calcext:value-type="percentage">
            <text:p>-6.79%</text:p>
          </table:table-cell>
          <table:table-cell/>
          <table:table-cell table:style-name="ce8" table:formula="of:=+[.M18]-[.O36]" office:value-type="percentage" office:value="0.0336177343812185" calcext:value-type="percentage">
            <text:p>3.36%</text:p>
          </table:table-cell>
          <table:table-cell table:style-name="ce7" table:formula="of:=+[.P18]-[.P36]" office:value-type="percentage" office:value="0.154527565911468" calcext:value-type="percentage">
            <text:p>15.45%</text:p>
          </table:table-cell>
          <table:table-cell/>
          <table:table-cell table:style-name="ce8" table:formula="of:=+[.P18]-[.R36]" office:value-type="percentage" office:value="0.0530489322854482" calcext:value-type="percentage">
            <text:p>5.30%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table:formula="of:=AVERAGE([.D38:.D43])" office:value-type="percentage" office:value="0.132184325432861" calcext:value-type="percentage">
            <text:p>13.22%</text:p>
          </table:table-cell>
          <table:table-cell table:number-columns-repeated="2"/>
          <table:table-cell table:style-name="ce8" table:formula="of:=AVERAGE([.G38:.G43])" office:value-type="percentage" office:value="-0.0106898295646203" calcext:value-type="percentage">
            <text:p>-1.07%</text:p>
          </table:table-cell>
          <table:table-cell table:number-columns-repeated="2"/>
          <table:table-cell table:style-name="ce8" table:formula="of:=AVERAGE([.J38:.J43])" office:value-type="percentage" office:value="-0.0138825264864163" calcext:value-type="percentage">
            <text:p>-1.39%</text:p>
          </table:table-cell>
          <table:table-cell table:number-columns-repeated="5"/>
          <table:table-cell table:style-name="ce8" table:formula="of:=AVERAGE([.P38:.P43])" office:value-type="percentage" office:value="0.139278636048491" calcext:value-type="percentage">
            <text:p>13.93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percentage-style style:name="N124">
      <number:number number:decimal-places="1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21:54:50.627324407</meta:creation-date>
    <dc:date>2016-01-06T14:41:33.773956766</dc:date>
    <meta:editing-duration>PT2H31M53S</meta:editing-duration>
    <meta:editing-cycles>2</meta:editing-cycles>
    <meta:generator>LibreOffice/4.2.8.2$Linux_X86_64 LibreOffice_project/420m0$Build-2</meta:generator>
    <meta:document-statistic meta:table-count="1" meta:cell-count="393" meta:object-count="0"/>
  </office:meta>
</office:document-meta>
</file>